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5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1"/>
        <table:table-column table:style-name="co7" table:default-cell-style-name="ce51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7" calcext:value-type="float">
            <text:p>7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.00.0000</text:date>, <text:time style:data-style-name="N2" text:time-value="23:12:03.3867036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15T19:50:15.729080806</dc:date>
    <meta:editing-duration>P110DT20H32M45S</meta:editing-duration>
    <meta:editing-cycles>680</meta:editing-cycles>
    <meta:document-statistic meta:table-count="5" meta:cell-count="676" meta:object-count="0"/>
  </office:meta>
</office:document-meta>
</file>